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clean install conda envs on servers</text:p>
          </table:table-cell>
          <table:table-cell table:style-name="ce35"/>
        </table:table-row>
        <table:table-row table:style-name="ro3">
          <table:table-cell table:style-name="ce20" office:value-type="date" office:date-value="2025-05-29" calcext:value-type="date">
            <text:p>2025-05-29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compound AI and feature extraction; Experimented; Rolled back parallel auxiliary-region processing on cloud server</text:p>
          </table:table-cell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map-matching and vehicle re-identification</text:p>
          </table:table-cell>
          <table:table-cell table:style-name="ce35"/>
        </table:table-row>
        <table:table-row table:style-name="ro5">
          <table:table-cell table:style-name="ce20" office:value-type="date" office:date-value="2025-05-31" calcext:value-type="date">
            <text:p>2025-05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dataset contribution and evaluation method</text:p>
          </table:table-cell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43.75" calcext:value-type="float">
            <text:p>243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51288659793814" calcext:value-type="float">
            <text:p>2.51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18:10:35.533237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31T18:11:13.648635494</dc:date>
    <meta:editing-duration>PT2H41M52S</meta:editing-duration>
    <meta:editing-cycles>122</meta:editing-cycles>
    <meta:generator>LibreOffice/24.2.7.2$Linux_X86_64 LibreOffice_project/420$Build-2</meta:generator>
    <meta:document-statistic meta:table-count="1" meta:cell-count="308" meta:object-count="0"/>
  </office:meta>
</office:document-meta>
</file>